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paragraph-properties fo:text-align="start" style:justify-single-word="false"/>
      <style:text-properties style:font-name="Calibri1" fo:language="pl" fo:country="PL"/>
    </style:style>
    <style:style style:name="P5" style:family="paragraph" style:parent-style-name="Dialog">
      <style:text-properties fo:language="pl" fo:country="PL"/>
    </style:style>
    <style:style style:name="P6" style:family="paragraph" style:parent-style-name="Dialog">
      <style:text-properties style:font-name="Calibri1"/>
    </style:style>
    <style:style style:name="P7" style:family="paragraph" style:parent-style-name="Dialog">
      <style:paragraph-properties fo:text-align="center" style:justify-single-word="false"/>
      <style:text-properties style:font-name="Calibri1"/>
    </style:style>
    <style:style style:name="P8" style:family="paragraph" style:parent-style-name="Text_20_body">
      <style:text-properties fo:language="pl" fo:country="PL"/>
    </style:style>
    <style:style style:name="P9" style:family="paragraph" style:parent-style-name="Heading" style:master-page-name="Standard">
      <style:paragraph-properties style:page-number="auto"/>
      <style:text-properties fo:language="pl" fo:country="PL"/>
    </style:style>
    <style:style style:name="P10" style:family="paragraph" style:parent-style-name="Heading_20_2">
      <style:text-properties fo:language="pl" fo:country="PL"/>
    </style:style>
    <style:style style:name="P11" style:family="paragraph" style:parent-style-name="Heading_20_2">
      <style:paragraph-properties fo:break-before="page"/>
      <style:text-properties fo:language="pl" fo:country="PL"/>
    </style:style>
    <style:style style:name="P12" style:family="paragraph" style:parent-style-name="Heading_20_2" style:list-style-name="WWNum4">
      <style:paragraph-properties fo:break-before="page"/>
      <style:text-properties fo:language="pl" fo:country="PL"/>
    </style:style>
    <style:style style:name="P13" style:family="paragraph" style:parent-style-name="Heading_20_3">
      <style:text-properties fo:language="pl" fo:country="PL"/>
    </style:style>
    <style:style style:name="P14" style:family="paragraph" style:parent-style-name="List_20_Paragraph" style:list-style-name="WWNum1">
      <style:text-properties fo:language="pl" fo:country="PL"/>
    </style:style>
    <style:style style:name="P15" style:family="paragraph" style:parent-style-name="List_20_Paragraph" style:list-style-name="WWNum2">
      <style:text-properties fo:language="pl" fo:country="PL"/>
    </style:style>
    <style:style style:name="P16" style:family="paragraph" style:parent-style-name="Dialog" style:list-style-name="L1"/>
    <style:style style:name="P17" style:family="paragraph" style:parent-style-name="Dialog">
      <style:text-properties style:font-name="Calibri"/>
    </style:style>
    <style:style style:name="P18" style:family="paragraph" style:parent-style-name="Dialog" style:list-style-name="L1">
      <style:text-properties style:font-name="Calibri"/>
    </style:style>
    <style:style style:name="P19" style:family="paragraph" style:parent-style-name="Dialog" style:list-style-name="L3">
      <style:text-properties style:font-name="Calibri"/>
    </style:style>
    <style:style style:name="P20" style:family="paragraph" style:parent-style-name="Dialog" style:list-style-name="L2"/>
    <style:style style:name="P21" style:family="paragraph" style:parent-style-name="Dialog">
      <style:text-properties style:font-name="Calibri1"/>
    </style:style>
    <style:style style:name="P22" style:family="paragraph" style:parent-style-name="Dialog">
      <style:paragraph-properties fo:text-align="center" style:justify-single-word="false"/>
      <style:text-properties style:font-name="Calibri1"/>
    </style:style>
    <style:style style:name="T1" style:family="text">
      <style:text-properties fo:language="pl" fo:country="PL"/>
    </style:style>
    <style:style style:name="T2" style:family="text">
      <style:text-properties fo:language="pl" fo:country="PL" fo:font-weight="bold" style:font-weight-asian="bold"/>
    </style:style>
    <style:style style:name="T3" style:family="text">
      <style:text-properties fo:language="pl" fo:country="PL" fo:background-color="#ffff00"/>
    </style:style>
    <style:style style:name="T4" style:family="text">
      <style:text-properties fo:color="#ff0000" fo:language="pl" fo:country="PL"/>
    </style:style>
    <style:style style:name="T5" style:family="text">
      <style:text-properties fo:color="#000000" fo:language="pl" fo:country="PL"/>
    </style:style>
    <style:style style:name="T6" style:family="text">
      <style:text-properties style:font-name="Calibri1"/>
    </style:style>
    <style:style style:name="T7" style:family="text">
      <style:text-properties style:font-name="Calibri1" fo:language="pl" fo:country="PL"/>
    </style:style>
    <style:style style:name="T8" style:family="text">
      <style:text-properties style:font-name="Calibri"/>
    </style:style>
    <style:style style:name="T9" style:family="text">
      <style:text-properties style:font-name="Calibri" fo:language="pl" fo:country="PL"/>
    </style:style>
    <style:style style:name="T10" style:family="text">
      <style:text-properties style:font-name="Calibri1"/>
    </style:style>
    <style:style style:name="T11" style:family="text">
      <style:text-properties style:font-name="Calibri1" fo:language="pl" fo:country="PL"/>
    </style:style>
    <style:style style:name="T12" style:family="text">
      <style:text-properties style:font-name="Calibri1" fo:background-color="#ffff00"/>
    </style:style>
    <style:style style:name="T13" style:family="text">
      <style:text-properties style:font-name="Calibri1" fo:background-color="transparent"/>
    </style:style>
    <style:style style:name="T14" style:family="text">
      <style:text-properties fo:background-color="#ffff00"/>
    </style:style>
    <style:style style:name="T15" style:family="text">
      <style:text-properties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rły na Krymie – tom I, „Elekcja Inaczej”</text:p>
      <text:list xml:id="list223604893209482724" text:style-name="Outline">
        <text:list-item>
          <text:h text:style-name="P10" text:outline-level="1">Główne założenia</text:h>
        </text:list-item>
      </text:list>
      <text:p text:style-name="P1">Opisujemy historię alternatywną Rzeczypospolitej Obojga Narodow z punktu widzenia kilku postaci, ktore początkowo są zupelnymi pionkami, potem zaś awansują.</text:p>
      <text:p text:style-name="P1">Historia alternatywna oparta jest na wątku „Elekcja 1673 inaczej” z forum historycy.org . POD jest wybór Hetmana Wielkiego Jana Sobieskiego wraz z nieletnim synem Jakubem na królów Polski itp, a także przepchnięcie licznych reform usprawniających prowadzenie wojny z Turcją na tym sejmie elekcyjnym. Liczna grupa opozycjonistów została na tym sejmie zamordowana. Nasza powieść zacznie się krótko przed tym POD, podczas wojny z Turcją wkrótce po zdobyciu przez Turków Kamieńca Podolskiego i będzie wierna temu wątkowi aż do Rewolucji Pankracego, która u nas będzie bardziej dramatyczna, krwawa i dogłębna.</text:p>
      <text:list xml:id="list40622689" text:continue-numbering="true" text:style-name="Outline">
        <text:list-item>
          <text:h text:style-name="P10" text:outline-level="1">Czego jeszcze potrzebujemy</text:h>
        </text:list-item>
      </text:list>
      <text:list xml:id="list5809802405868449539" text:style-name="WWNum1">
        <text:list-item>
          <text:p text:style-name="P14"><text:s/>przeczytać początek wątku „Elekcja 1673 inaczej”</text:p>
        </text:list-item>
        <text:list-item>
          <text:p text:style-name="P14">Dowiedzieć się więcej o organizacji wojsk Rzeczypospolitej w 2-giej poł. XVII wieku</text:p>
          <text:list>
            <text:list-item>
              <text:p text:style-name="P14">Źródłem może być gra wojenna „Ogniem i Mieczem”</text:p>
            </text:list-item>
          </text:list>
        </text:list-item>
        <text:list-item>
          <text:p text:style-name="P14">Dowiedzieć się więcej o wojnie Polsko-Tureckiej od 1672 roku</text:p>
        </text:list-item>
        <text:list-item>
          <text:p text:style-name="P14">Dowiedzieć się więcej o zwyczajach Rzeczypospolitej Szlacheckiej z 2-giej poł. XVII wieku, źródła:</text:p>
          <text:list>
            <text:list-item>
              <text:p text:style-name="P14">Strona internetowa Kadrinazi</text:p>
            </text:list-item>
            <text:list-item>
              <text:p text:style-name="P14">„Encyklopedia Staropolska” Glogera – może jest na internecie</text:p>
            </text:list-item>
            <text:list-item>
              <text:p text:style-name="P14">„Pamiętniki” Jana Chryzostoma Paska – może jest na internecie – jest w Google Books</text:p>
            </text:list-item>
            <text:list-item>
              <text:p text:style-name="P14">„Listy do Marysieńki” Króla Jana III Sobieskiego – może są na internecie</text:p>
            </text:list-item>
          </text:list>
        </text:list-item>
        <text:list-item>
          <text:p text:style-name="P14">Ewentualnie porozumieć się z głównymi uczestnikami wątku</text:p>
        </text:list-item>
      </text:list>
      <text:list xml:id="list40600784" text:continue-list="list40622689" text:style-name="Outline">
        <text:list-item>
          <text:h text:style-name="P10" text:outline-level="1">Postaci</text:h>
          <text:list>
            <text:list-item>
              <text:list>
                <text:list-item>
                  <text:h text:style-name="P13" text:outline-level="3">Postaci wymyślone</text:h>
                </text:list-item>
              </text:list>
            </text:list-item>
          </text:list>
        </text:list-item>
      </text:list>
      <text:p text:style-name="P1">STEFAN OSTROWSKI - Szlachcic szaraczek, który się zaciągnął ochotniczo do lekkiej kawalerii na początku wojny Polsko-Tureckiej. Ten awansuje podczas wojny i będziemy śledzili jego losy.</text:p>
      <text:p text:style-name="P1">Piotr Ostrowski – brat cioteczny Stefana, jego pocztowy</text:p>
      <text:p text:style-name="P1">Wiśniewski – krewny Stefana Ostrowskiego, jego pocztowy</text:p>
      <text:p text:style-name="Standard"><text:span text:style-name="T1">Stanisław Starczyński <text:s/>- Szlachcic szaraczek, zaciężny pancerny, który służył już dłużej w różnych wojnach w 2-giej połowie XVII wieku. Ten zilustruje nam rozterki bogatej szlachty podczas </text:span><text:soft-page-break/><text:span text:style-name="T1">długotrwałych wojen, następnie będzie w zdecydowanej opozycji do królów Sobieskich, w imię dawnych ideałów, a następnie zginie zamordowany albo w pojedynku.</text:span></text:p>
      <text:p text:style-name="P1">Piotrowski – pocztowy Stanisława Starczyńskiego</text:p>
      <text:p text:style-name="P1">Wyczyński - pocztowy Stanisława Starczyńskiego</text:p>
      <text:p text:style-name="P1">Mircea – Wołoch z jazdy lekkiej Sobieskiego</text:p>
      <text:p text:style-name="P1">Jakubowicz – wyszlachcony Żyd, później rotmistrzuje w prywatnej chorągwi <text:s/>Sobieskiego.</text:p>
      <text:p text:style-name="P1">Zdzisław Bałaziński </text:p>
      <text:p text:style-name="P1">Bałaban – Kozak niżowy</text:p>
      <text:p text:style-name="P1">Paweł Kacprzak - pocztowy</text:p>
      <text:p text:style-name="P1">Kazimierz Prokopiński – ze spolszczonego rosyjskiego mieszczaństwa</text:p>
      <text:p text:style-name="P1">Zenon Sułkowski – prawosławny szlachcic polski spod Kijowa</text:p>
      <text:p text:style-name="P1">Maciej Żwański</text:p>
      <text:p text:style-name="P1">Zbigniew Ostromecki</text:p>
      <text:p text:style-name="P1">Antoni Borzycki</text:p>
      <text:p text:style-name="P1">Ligota – doświadczony żołnierz chorągwi wołoskiej – zginął podczas wyprway na czambuły</text:p>
      <text:p text:style-name="P1">Andrzej Lewandowski</text:p>
      <text:p text:style-name="P1">Aleksander Nowosielski</text:p>
      <text:p text:style-name="P1">Niżyńscy</text:p>
      <text:p text:style-name="P1">Kuczyńscy</text:p>
      <text:p text:style-name="P1"/>
      <text:list xml:id="list40625392" text:continue-numbering="true" text:style-name="Outline">
        <text:list-item>
          <text:list>
            <text:list-item>
              <text:list>
                <text:list-item>
                  <text:h text:style-name="P13" text:outline-level="3">Postaci historyczne</text:h>
                </text:list-item>
              </text:list>
            </text:list-item>
          </text:list>
        </text:list-item>
      </text:list>
      <text:p text:style-name="P1">Jan Sobieski – hetman wielki koronny, marszałek wielki koronny</text:p>
      <text:p text:style-name="P1">Stefan Bidziński – strażnik koronny, pułkownik m.in. chorągwi wołoskiej koronnej</text:p>
      <text:p text:style-name="P1">Dymitr Jerzy Janusz Korybut Wiśniowiecki – hetman polny koronny, wojewoda bełski</text:p>
      <text:p text:style-name="P1">Stanisław Jan Jabłonowski - wojewoda ruski</text:p>
      <text:p text:style-name="P1">Mikołaj Hieronim Sieniawski – współpracownik Jana Sobieskiego, chorąży wielki koronny</text:p>
      <text:p text:style-name="P1">Andrzej Potocki – wojewoda kijowski</text:p>
      <text:p text:style-name="P1">Feliks Kazimierz Potocki – wojewoda sieradzki</text:p>
      <text:p text:style-name="P1"><text:soft-page-break/>Michał Kazimierz Pac – hetman wielki litewski, kasztelan wileński, wojewoda wileński, zagorzały przeciwnik Sobieskiego</text:p>
      <text:p text:style-name="P1">Michał Kazimierz Radziwiłł – hetman polny litewski, podkanclerzy litewski, szwagier Sobieskiego</text:p>
      <text:p text:style-name="P1">Jan Jacek Stefan Ogiński – wojewoda mścisławski</text:p>
      <text:p text:style-name="P1">Roman Linkiewicz – oficer Sobieskiego, dowódca silnego podjazdu w czasie wyprawy na czambuły, dowódca jednego ze skrzydeł w czasie bitwy pod Niemirowem, porucznik pancernych Jabłonowskiego</text:p>
      <text:p text:style-name="P1">Łasko – porucznik chorągwi wołoskiej Ordynacji Ostrogskiej</text:p>
      <text:p text:style-name="Standard"><text:span text:style-name="T1">Łastowiecki </text:span><text:span text:style-name="T4">-</text:span><text:span text:style-name="T1"> dowódca chorągwi ochotniczej, u nas dowodzi chorągwią pancerną, zginął pod Niemirowem</text:span></text:p>
      <text:p text:style-name="P1">Atanazy Miączyński – pułkownik (właściciel) chorągwi wołoskiej wojsk koronnych</text:p>
      <text:p text:style-name="P1">Gęsicki – porucznik chorągwi wołoskiej pana Miączyńskiego</text:p>
      <text:p text:style-name="P1">Bruski – porucznik chorągwi wołoskiej Bidzińskiego</text:p>
      <text:p text:style-name="P1">Pruszkowski – oficer Sobieskiego, słynny zagończyk, u nas zginął pod Niemirowem</text:p>
      <text:p text:style-name="P1">Zawisza – namiestnik w chorągwi wołoskiej Miączyńskiego</text:p>
      <text:p text:style-name="P1"/>
      <text:p text:style-name="P1"/>
      <text:list xml:id="list40602189" text:continue-numbering="true" text:style-name="Outline">
        <text:list-item>
          <text:list>
            <text:list-item>
              <text:list>
                <text:list-item>
                  <text:h text:style-name="P13" text:outline-level="3">Charakterystyka postaci</text:h>
                </text:list-item>
              </text:list>
            </text:list-item>
          </text:list>
        </text:list-item>
      </text:list>
      <text:p text:style-name="Standard"><text:span text:style-name="T2">Stefan Ostrowski</text:span><text:span text:style-name="T1"> – ubogi szlachcic z Mazowsza, syn Jakuba Ostrowskiego, urodzony w 1653 roku, który służył u boku Jakuba Sobieskiego (ojca Jana), głęboko wierzący katolik, kiepsko wykształcony, nie przykładał się również do ćwiczeń (zabaw szlacheckich). Patriota, wychowany podczas Potopu i wojny z Rosją pragnie widzieć Polskę jak najpotężniejszą. Gardzi heretykami, nienawidzi muzułmanów, ma szacunek do chłopów, bo jego rodzina gospodaruje sama na swoim. Dość chciwy, ale raczej uczciwy. Lubi się zabawić.</text:span></text:p>
      <text:p text:style-name="Standard"><text:span text:style-name="T2">Jakub Ostrowski</text:span><text:span text:style-name="T1"> – ojciec Stefana, gospodarzy w Ostrowicach na Mazowszu, których to Ostrowic ma część. Ukrywa haniebną kartę z czasów Potopu, kiedy to jako jeden z pierwszych przeszedł na stronę Karola Gustawa. </text:span></text:p>
      <text:p text:style-name="Standard"><text:span text:style-name="T2">Stanisław Starczyński</text:span><text:span text:style-name="T1"> – młodszy syn nieco bogatszego szlachcica z Mazowsza. Zaciężny żołnierz wojsk prywatnych, w tym do niedawna Lubomirskiego. Dorobił się niezłej fortuny na wojnach, jednak nigdy nie piastował funkcji dowódczej. Legalista, uważa że ustrój Rzeczypospolitej jest najlepszy jaki może być. Gardzi ludźmi niższego stanu i uboższymi, w tym również szlachtą szarakami. Lubi się zabawić.</text:span></text:p>
      <text:p text:style-name="P1"/>
      <text:list xml:id="list40623428" text:continue-numbering="true" text:style-name="Outline">
        <text:list-item>
          <text:h text:style-name="P10" text:outline-level="1">Plan</text:h>
        </text:list-item>
      </text:list>
      <text:p text:style-name="Standard"><text:span text:style-name="T1">Stefan Ostrowski wraz z oddziałem lekkiej kawalerii jest na patrolu na Rusi Czerwonej na początku wyprawy Jana Sobieskiego „Przeciw Czambułom”, natykają się na patrol tatarski, znoszą go, i w </text:span><text:soft-page-break/><text:span text:style-name="T1">pościgu wpadają na cały oddział Tatarów i Sipahów. Nasi wycofują się bez prawie żadnych strat – pierwsze doświadczenia bojowe naszego bohatera.</text:span></text:p>
      <text:p text:style-name="P1">Następuje Bitwa o Krasnobród i potem o Narol. W bitwie uczestniczy lekka kawaleria, oddział pancernych (tu poznajemy Starczyńskiego) i dragoni. W bitwie tej giną dowódcy obydwu naszych głównych bohaterów i to oni w ogólnym zamieszaniu przejmują dowodzenie swoich oddziałów i radzą sobie. Bitwa jest wygrana, obaj nasi bohaterowie są fetowani przez dowódcę podjazdu, Bidzińskiego, a potem przez samego Hetmana Koronnego Wielkiego Jana Sobieskiego. Zostają awansowani na poruczników, osobiście przez Hetmana. Obaj są nim oczarowani.</text:p>
      <text:p text:style-name="P1">Hetman Jan Sobieski odnosi wielkie zwycięstwo pod Chocimiem – w bitwie biorą udział obaj nasi bohaterowie. Tymczasem umiera król Michał Korybut Wiśniowiecki, organizuje sie elekcja. Nasi bohaterowie udają się wraz z hetmanem na elekcję.</text:p>
      <text:p text:style-name="P1">Przebieg elekcji – wg. Kobusa.</text:p>
      <text:p text:style-name="P1">Ostrowski popiera bez zastrzeżeń nowe porządki, Starczyński sprzeciwia im sięcoraz bardziej. Ostrowski tymczasem przechodzi do Kozaków Pancernych i robi tam karierę.</text:p>
      <text:p text:style-name="P1">Dalej dzialania przeciwko Turcji, wyprawa przeciwko Prusom, i wojna z Moskwą o odzyskanie Ukrainy – początek tej wojny w pierwszym tomie tylko!</text:p>
      <text:list xml:id="list40607408" text:continue-numbering="true" text:style-name="Outline">
        <text:list-item>
          <text:list>
            <text:list-item>
              <text:list>
                <text:list-item>
                  <text:h text:style-name="P13" text:outline-level="3">Pytania do tego co już napisaliśmy</text:h>
                </text:list-item>
              </text:list>
            </text:list-item>
          </text:list>
        </text:list-item>
      </text:list>
      <text:list xml:id="list9187832118207274939" text:style-name="WWNum2">
        <text:list-item>
          <text:p text:style-name="P15">Jakie były działania wojsk polskich prowadzonych przez Hetmana Wlk. na Podolu podczas i tuż po oblężeniu Kamieńca? -&gt; Wyprawa Przeciwko Czambułom</text:p>
        </text:list-item>
        <text:list-item>
          <text:p text:style-name="P15">Kto mógł dowodzić silnym podjazdem, jakie były jego cele i dalsze losy? -&gt; Pośrednio Strażnik Kornny Bidziński, bezpośrednio pan Pruszkowski</text:p>
        </text:list-item>
        <text:list-item>
          <text:p text:style-name="P15">Jak wyglądały działania wojenne podczas elekcji? -&gt; rozejm Buczacki, konfederacja Gołąbska</text:p>
        </text:list-item>
        <text:list-item>
          <text:p text:style-name="P15">Jak wyglądały działania wojenne po elekcji? -&gt; Oblężenie Lwowa i Trembowli (nie jest ważne bo już nastąpił POD)</text:p>
        </text:list-item>
      </text:list>
      <text:p text:style-name="P1"/>
      <text:list xml:id="list40624423" text:continue-list="list40607408" text:style-name="Outline">
        <text:list-item>
          <text:list>
            <text:list-item>
              <text:list>
                <text:list-item>
                  <text:h text:style-name="P13" text:outline-level="3">Uwagi do tego co już napisaliśmy</text:h>
                </text:list-item>
              </text:list>
            </text:list-item>
          </text:list>
        </text:list-item>
      </text:list>
      <text:p text:style-name="P1">Fabułę przed elekcją jak najbardziej skrócić – ma ona na celu tylko wprowadzenie bohaterów.</text:p>
      <text:p text:style-name="P1">Poprawić postaci historyczne dowódców chorągwi, którzy zginęli w bitwie pod Niemirowem – są to Pruszkowski i Łastowiecki - zrobione</text:p>
      <text:p text:style-name="P1">Do jakiej chorągwi należy Ostrowski -&gt; chorągiew wołoska Atanazego Miączyńskiego pod dowództwem Gęsickiego. </text:p>
      <text:p text:style-name="P1">Poczet Ostrowskiego -&gt; Wiśniewski i Piotr Ostrowski, krewni Stefana</text:p>
      <text:p text:style-name="P1">Kto prowadzi podjazd przez Radruż na Niemirów? Dowódcy -&gt; Linkowicz (główne), Pruszkowski i Łastowiecki - zrobione</text:p>
      <text:p text:style-name="P1">Równoległy wątek: konfederacja gołębiewska przeciw Sobieskiemu, negocjacje z Tatarami pod Lwowem, wyprawa na czambuły, negocjacje w Buczaczu -&gt; robi się</text:p>
      <text:p text:style-name="P1"><text:soft-page-break/>Podczas elekcji opisać szczegółowo różne ekscesy. Opisać szczegółowo reformy wprowadzone przez Sobieskiego.</text:p>
      <text:p text:style-name="P1"/>
      <text:list xml:id="list6721027000527186872" text:style-name="WWNum4">
        <text:list-item>
          <text:h text:style-name="P12" text:outline-level="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1">- Pietrek, myślisz że to...</text:p>
      <text:p text:style-name="P1">- Tatarzy, znaczy, ordyńcy, znaczy, Krymcy!</text:p>
      <text:p text:style-name="P1">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text:soft-page-break/>Pocztowy poczołgał się z powrotem, powiedział Wiśniewskiemu słów kilka, wsiadł na konia i pogalopował do oddziału. Wiśniewski zajął się nabijaniem pistoletów, Ostrowski zaś widział jak 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Standard"><text:span text:style-name="T1">- Na koń i </text:span><text:span text:style-name="T5">zasadźcie się </text:span><text:span text:style-name="T1">na tamtym wzgórzu, a gdy my na nich skoczymy, to wy skoczycie też!</text:span></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ogowie spadli – to tak łatwo się zabija wrog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Standard"><text:span text:style-name="T1">Przelecieli przez drugą linię wołochów. Tamci już z koni dali ognia i pogalopowali w tył, w stronę trzeciej linii. Turcy ścigali ich nadal, strzelając z łuków, mniej teraz celnie bo ich konie obciążone </text:span><text:soft-page-break/><text:span text:style-name="T1">rosłymi jeźdźcami w kolczugach i z tarczami ustawały, przez co odległość stawała się większa. Przed trzecią linią padł rozkaz po turecku, oddział sipahów zawrócił kłusem. Dowódca turecki był zadowolony – spędził z pola podjazd polski, teraz ci tchórze Tatarzy będą mogli dalej polować na jasyr i pustoszyć tereny niewiernych nietknięte do tej pory stopą wyznawców. </text:span></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1"><text:soft-page-break/>- Coście za jedni?</text:p>
      <text:p text:style-name="Standard"><text:span text:style-name="T1">- My tutejse, z Majdana</text:span><text:span text:style-name="T4">.</text:span></text:p>
      <text:p text:style-name="P1">- co tu robicie?</text:p>
      <text:p text:style-name="P1">- Tatary nas ciongły, a potem tu ostawiły...</text:p>
      <text:p text:style-name="P1">- a gdzie wasi rodzice?</text:p>
      <text:p text:style-name="P1">- Une ich ubiły, zanim nas ciongły...</text:p>
      <text:p text:style-name="P1">- a Tatary gdzie? Wiele ich?</text:p>
      <text:p text:style-name="P1">- ja nie wiem Panie, jak nas ostawiły to skoro uciekały, nie bijcie!</text:p>
      <text:p text:style-name="P1">- Nie bójcie się, już nikt nie będzie was bił. Idźcie do gościńca i potem do Krasnobrodu, na lewo. Tam już tylko nasze wojska i pan hetman, nie ma już Tatarów.</text:p>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1">- Patrzcie to ten wielki wojownik, co z chłopami walczy, a przed nami ucieka!</text:p>
      <text:p text:style-name="P1">- W łeb go od razu!</text:p>
      <text:p text:style-name="P1">- Nie, pobawmy się z nim trochę!</text:p>
      <text:p text:style-name="P1">- Stać, trzeba go odesłać na przepytki do jaśnie pana hetmana! Temu pachołkowi wesoło już tam nie będzie!</text:p>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Standard"><text:span text:style-name="T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text:span><text:soft-page-break/><text:span text:style-name="T1">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span></text:p>
      <text:p text:style-name="P1">Zawisza od razu wysłał poczet Ostrowskiego i kilku innych na drugą stronę rzeki poprzez bród w Narolu, ale zanim dogoniono rozbitych Tatarów, zapadł już zmierzch i pościg przerwano. Jednak 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1">- witamy waszmościów pancernych, widno na poważną potrzebę się zanosi, gdy razem podążamy!</text:p>
      <text:p text:style-name="P1">- witamy, słyszę że panowie Wołosza dobrze już mową polską władacie?</text:p>
      <text:p text:style-name="P1">- bo przecie u nas prawie wszyscy Polacy, a nawet szlachta. Król zaciągi wydając kazał nie ufać cudzoziemcom, tak i u nas kilku tylko prawdziwych Wołoch. Jam zaś urodzony Stefan Ostrowski z Mazowsza, i mój poczet krewniaków.</text:p>
      <text:p text:style-name="P1">- Przebóg, toć i ja z Mazowsza, Stanisław Starczyński, a to moi pocztowi panowie Piotrowski i Wyczyński. Skąd Waszmość pochodzisz?</text:p>
      <text:p text:style-name="P1">- Z Ostrówka, zaścianku pod Konstancinem, gdzie się dobra Gosiewskich senatorstwa zaczynają...</text:p>
      <text:p text:style-name="P1">-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co to teraz z Tatarami!</text:p>
      <text:p text:style-name="P1">- Tatarów usiec musimy, co ciężką są dla ludu naszej ziemi plagą... Potem zasię może co i na Turkach zdobędziemy?</text:p>
      <text:p text:style-name="P1">Starczyński, młodzian słusznej postury w bardzo porządnej kolczudze, skrzywił się na wzmiankę o ludzie. </text:p>
      <text:p text:style-name="P1"><text:soft-page-break/>- Słyszę iż Waść wiernym jegomości hetman jesteś sekundantem, tak się nad ludem litując. To i pan hetman ludowi w głowach przewraca, do wojaczki a nie do pługa go nawołując.</text:p>
      <text:p text:style-name="Standard"><text:span text:style-name="T1">- Wielkie zasługi nam przecie chłopi oddali, o postojach Tatarów znać nam dając, a i onych nawet szarpiąc. Że Tatar ludowi ciężkim rozbójnikiem, złość ludu wykorzystać przeciw wrogowi </text:span><text:span text:style-name="T3">się godzi.</text:span></text:p>
      <text:p text:style-name="P1">-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1">- Ale teraz pono Moskwa nasz aliant przeciw Turczynowi. Jak Waszmość to widzisz, ruszą nam z pomocą?</text:p>
      <text:p text:style-name="P1">- Na słowie moskiewskim polegać to szaleństwo czyste. Już prędzej wojaków z moich chłopów uczynię, jak na majątek rodzinny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co będzie dalej, spokojnie obserwując sporą grupę jeźdźców posuwającą się na południe od strony Niemirowa. Jeźdźcy ci mogli należeć do któregoś z czambułów wysłanych na północ. Trochę duże mieli konie, jak na Tatarów... coś tu nie tak... co to za proporczyk? Czerwony?</text:p>
      <text:p text:style-name="Standard"><text:span text:style-name="T1">Ostrowski czuł narastający gniew. Kolejna płonąca miejscowość, znowu pewnie pomordowani mieszkańcy. Tuż obok – Tatarzy, jeszcze trochę trzeba wstrzymać emocje, zaraz na nich uderzymy. Dwie chorągwie lekkiej jazdy i wymieszana wśród nich chorągiew pancerna, a za nimi rota dragonów </text:span><text:soft-page-break/><text:span text:style-name="T1">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span></text:p>
      <text:p text:style-name="P1">Zostaliśmy otoczeni! Uciekać! No kuzynie, jeśli tak dowodzisz, to musisz sobie radzić beze mnie! – te myśli przeleciały jak błyskawice przez głowę Medżi-Gereja. Spiął konia od razu do galopu, luzaki pogalopowały za nim.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Standard"><text:span text:style-name="T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text:span><text:soft-page-break/><text:span text:style-name="T1">chorągiew pancerna, uszykowana w klin jak na popisie, na czele kłusował Starczyński, bez hełmu i okrwawiony, za nim niesiono proporczyk hetmańskiej jazdy. Tatarzy, zmęczeni i zaskoczeni, padali jak muchy, wreszcie rozbiegli się. 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span></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text:s/>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Ostrowskiego, bo pan porucznik Gęsicki ranny jeszcze nie wrócił do chorągwi, a pana Pruszkowskiego zabitego zniesiono z pola wczorajszej bitwy. </text:p>
      <text:p text:style-name="Dialog">- Cóż to mości strażniku, nowych ludzi na czele chorągwi mi puszczacie?</text:p>
      <text:p text:style-name="Dialog">- Wasza wielmożność, to pan Ostrowski zastąpił wczoraj pana Pruszkowskiego, gdy ten ubit...</text:p>
      <text:p text:style-name="Dialog">- A słyszałem, powiadali mi już jak to waszmość chorągiew zebrał i potężnie dalej gromił – zwrócił się hetman do Ostrowskiego – takich żołnierzów mi trzeba, co rezolucję w terminach extraordynaryjnych zachowują. A zatem porucz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text:soft-page-break/>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Standard"><text:span text:style-name="T1">Królowi było duszno. Zawsze mu było duszno w tej lwowskiej kamienicy z ma</text:span><text:span text:style-name="T7">ł</text:span><text:span text:style-name="T9">ym tylko ogr</text:span><text:span text:style-name="T7">ó</text:span><text:span text:style-name="T9">dkiem na zapleczu.</text:span><text:span text:style-name="T1">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span></text:p>
      <text:p text:style-name="P2">* <text:s/>* <text:s/>*</text:p>
      <text:p text:style-name="P1">Pan hetman wielki czytał list od hetmana polnego Dymitra Wi<text:span text:style-name="T6">ś</text:span><text:span text:style-name="T8">niowieckiego</text:span>, i nie wierzył własnym oczom. Pan hetman polny koronny, przebywający u boku króla we Lwowie, donosił o pomyśle ugody tegoż z Sapiehami.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text:soft-page-break/>* <text:s/>* <text:s/>*</text:p>
      <text:p text:style-name="P3">Tymczasem wojska wypoczęły i można było pomyśleć o ściganiu Tatarów, którzy obciążeni nieszczęsnym jasyrem już do Dniestru, do granicy z Mołdawią się zbliżali. Znowu pan hetman rozdzieli<text:span text:style-name="T6">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została po drodze z powodu chorób, albo i też na wieczny odpoczynek. Pożegnał pan Ostrowski krewnego swego, Pietrka, który gorączką trawion na chłopskim wózku w stronę Krasnobrodu został odwieziony.</text:span></text:p>
      <text:p text:style-name="P4">Te nędzne resztki jednak komunika jazdy koronnej wyszły z kilku stron naraz wraz ze wstającym słońcem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4">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Morsztyna,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4"><text:soft-page-break/>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swoich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6">ś</text:span><text:span text:style-name="T8">ci o tym zwycięstwie świetnym Sobieskiego dotar</text:span><text:span text:style-name="T6">ł</text:span><text:span text:style-name="T8">y r</text:span><text:span text:style-name="T6">ó</text:span><text:span text:style-name="T8">wnie</text:span><text:span text:style-name="T6">ż</text:span> do sułtana tureckiego i przerazi<text:span text:style-name="T6">ł</text:span><text:span text:style-name="T8">y go. J</text:span>eszcze wi<text:span text:style-name="T6">ę</text:span><text:span text:style-name="T8">ksze na su</text:span><text:span text:style-name="T6">ł</text:span><text:span text:style-name="T8">tanie wra</text:span><text:span text:style-name="T6">ż</text:span><text:span text:style-name="T8">enie zrobi</text:span><text:span text:style-name="T6">ł</text:span><text:span text:style-name="T8">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6">ł</text:span><text:span text:style-name="T8">oski </text:span>o marszu pana hetmana Sobieskiego powodowa<text:span text:style-name="T6">ł</text:span><text:span text:style-name="T8">y panik</text:span><text:span text:style-name="T6">ę</text:span><text:span text:style-name="T8"> w</text:span><text:span text:style-name="T6">ś</text:span><text:span text:style-name="T8">r</text:span><text:span text:style-name="T6">ó</text:span><text:span text:style-name="T8">d naje</text:span><text:span text:style-name="T6">ź</text:span><text:span text:style-name="T8">d</text:span><text:span text:style-name="T6">ź</text:span><text:span text:style-name="T8">c</text:span><text:span text:style-name="T6">ó</text:span><text:span text:style-name="T8">w dotychczas bezkarnych</text:span>. Pan Sobieski jednak na Turk<text:span text:style-name="T6">ó</text:span><text:span text:style-name="T8">w nie nast</text:span><text:span text:style-name="T6">ę</text:span><text:span text:style-name="T8">powa</text:span><text:span text:style-name="T6">ł</text:span><text:span text:style-name="T8"> – jeszcze nie tej jesieni, ko</text:span><text:span text:style-name="T6">ń</text:span><text:span text:style-name="T8">cz</text:span><text:span text:style-name="T6">ą</text:span><text:span text:style-name="T8">cej </text:span><text:span text:style-name="T6">ó</text:span><text:span text:style-name="T8">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Standard"><text:span text:style-name="T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piaskach gospodarujący, administrację swą i wojskowość </text:span><text:soft-page-break/><text:span text:style-name="T1">wzmocnił, a widząc słabość Rzeczypospolitej łakomie swoimi dwoma oczami spoglądać począł - <text:s/>wschodnim, Królewcem, na Gdańsk i Toruń, zachodnim, Berlinem, na Poznań. Tak więc ujrzał Sobieski </text:span><text:span text:style-name="T1">we śnie chwałę swoją i poniżenie swoje, gdy potomni za zwycięstwa jego geniusz militarny wielbić będą, lecz powiedzą też, że siły królestwa roztrwonił i nic dla uratowania jego nie zrobił. On, który tak dokładnie widział, co trzeba zrobić, by Rzeczpospolitą ponownie na drogę wielkości wprowadzić!</text:span></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40608904" text:continue-list="list40624423" text:style-name="Outline">
        <text:list-item text:start-value="2">
          <text:h text:style-name="P11" text:outline-level="1" text:restart-numbering="true" text:start-value="-1"/>
        </text:list-item>
      </text:list>
      <text:p text:style-name="P1">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P1">Tymczasem wojska hetmańskie powracały w rejon Szczebrzeszyna, gdzie oczekiwały ich tabory. Pan Starczyński, m<text:span text:style-name="T6">ł</text:span><text:span text:style-name="T8">odzian do</text:span><text:span text:style-name="T6">ść</text:span><text:span text:style-name="T8"> pos</text:span><text:span text:style-name="T6">ę</text:span><text:span text:style-name="T8">pny, wysoki i chudy szlachcic o poci</text:span><text:span text:style-name="T6">ą</text:span><text:span text:style-name="T8">g</text:span><text:span text:style-name="T6">ł</text:span><text:span text:style-name="T8">ej twarzy i szarych oczach</text:span> dołączył się ze swoim pocztem na czas tego przemarszu do chorągwi wołoskiej pana Miączyńskiego, w której teraz porucznikował pan Stefan Ostrowski, zatem przyjaciele jechali razem i razem narzekali. Pan Ostrowski m<text:span text:style-name="T6">ł</text:span><text:span text:style-name="T8">odszy i drobniejszy by</text:span><text:span text:style-name="T6">ł</text:span><text:span text:style-name="T8"> od pana Starczy</text:span><text:span text:style-name="T6">ń</text:span><text:span text:style-name="T8">skiego, zwykle wes</text:span><text:span text:style-name="T6">ół</text:span><text:span text:style-name="T8">, teraz jednak w z</text:span><text:span text:style-name="T6">ł</text:span><text:span text:style-name="T8">ym by</text:span><text:span text:style-name="T6">ł</text:span><text:span text:style-name="T8"> humorze, jak i wi</text:span><text:span text:style-name="T6">ę</text:span><text:span text:style-name="T8">kszo</text:span><text:span text:style-name="T6">ść</text:span><text:span text:style-name="T8"> towarzystwa. </text:span></text:p>
      <text:p text:style-name="Dialog">- niedobrze, by<text:span text:style-name="T6">ś</text:span><text:span text:style-name="T8">my z naszymi jeszcze potyka</text:span><text:span text:style-name="T6">ć</text:span><text:span text:style-name="T8"> si</text:span><text:span text:style-name="T6">ę</text:span><text:span text:style-name="T8"> musieli. Do</text:span><text:span text:style-name="T6">ść</text:span><text:span text:style-name="T8"> ju</text:span><text:span text:style-name="T6">ż</text:span><text:span text:style-name="T8">e</text:span><text:span text:style-name="T6">ś</text:span><text:span text:style-name="T8">my si</text:span><text:span text:style-name="T6">ę</text:span><text:span text:style-name="T8"> nawojowali – narzeka</text:span><text:span text:style-name="T6">ł</text:span><text:span text:style-name="T8"> pan Starczy</text:span><text:span text:style-name="T6">ń</text:span><text:span text:style-name="T8">ski.</text:span></text:p>
      <text:p text:style-name="Dialog">- to jakowaś zdrada, miast na wroga ruszyć, to przeciw hetmanowi spiskują, pospolitacy nie wojacy – mówił pan Ostrowski.</text:p>
      <text:p text:style-name="Dialog">- pono króla jegomości chcieli osłonić, jakoby przed Tatary, a potem rzekli że pan hetman z Turczynem w zmowie, i że absolutum dominium na sposób francuski chce wprowadzić – rozważał pan Wiśniewski.</text:p>
      <text:p text:style-name="Dialog">- absolutum dominium być nie może, ale tu wojnę trza prowadzić, a nie politykować! – grzmiał pan Ostrowski.</text:p>
      <text:p text:style-name="Dialog">- trudna ta wojna, bo już przecie nie pierwsza dla tej naszej ojczyzny. Od lat trzydziestu wojujemy bez wytchnienia, szlachta podatki na wojsko płaci, to że i sarkać <text:s/>poczęła, nie dziwota – wtrącił pan Starczyński.</text:p>
      <text:p text:style-name="Dialog">- jakby szlachta podatki płaciła, tobyśmy wojsko mieli na granicach, a nie Turczyna w kraju – rzekł pan Żwański. </text:p>
      <text:p text:style-name="Dialog">- nie daj Bóg, aby się z tego nowa wojna domowa zrobiła...</text:p>
      <text:p text:style-name="Dialog">- ale pana hetmana bronić musim!</text:p>
      <text:p text:style-name="Dialog">- musi przyjaciele Habsburgów szlachtę podburzyli, bo przecież wiadomo że jaśnie pan hetman Francuzów stronnik.</text:p>
      <text:p text:style-name="Dialog">- przecz z Rakuszanami, co zamiast z Turczynem, z Francją na wojnę idą! – zakrzyknął pan Mircea, jeden z niewielu prawdziwych Wołochów w chorągwi.</text:p>
      <text:p text:style-name="Dialog">- niech żyje pan hetman, co sam jeden naszej Rzeczypospolitej broni! – zawołał pan Ostrowski</text:p>
      <text:p text:style-name="Dialog">-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Standard"><text:span text:style-name="T1">Pan hetman Sobieski ucieszył się z poparcia swych wojsk. Był go prawie pewien, teraz jednak mógł z optymizmem wyglądać zbrojnej konfrontacji. Podjął bowiem decyzję usunięcia niedołężnego a </text:span><text:soft-page-break/><text:span text:style-name="T1">zawistnego króla, który w tak oczywisty sposób nie tylko swoim prywatnym wrogom, w tym Sobieskiemu, szkodził, ale prowadził kraj w ruinę przez zaniedbywanie obronności. Zgniecenie konfederacji gołębiewskiej miało być zatem pierwszym krokiem w kierunku... czego? Wyniesienia jego, hetmana, na tron? Zadrżał pan hetman na wspomnienie owego snu spod Petranki. Sam nie </text:span><text:span text:style-name="T1">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span></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Dialog">- Zatem widzisz mości hetmanie, nie cała szlachta rozum potraciła. Ci z Rusi, Zamoyszczyzny, Mazowsza do konfederacji królewskiej przystąpić nie chcą. Chorągwie przez konfederatów najęte, tobie, hetmanie, raczej służyć chcą, jak mnie wieści dochodzą. </text:p>
      <text:p text:style-name="Dialog">- Karać trzeba niesubordynacyję taką trzeba! Miast na wroga ruszyć, to politykować tylko by chcieli.</text:p>
      <text:p text:style-name="Dialog">- Król jegomość pospolite ruszenie wezwał, na wroga ruszać nie kazał, to i do polityki się jęli. Na króla zaś, mości hetmanie, sierdzić się nie będziesz...</text:p>
      <text:p text:style-name="P1"/>
      <text:p text:style-name="P1">A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5"/>
      <text:p text:style-name="Standard"><text:span text:style-name="T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kampanii wojennej na rok 1674, która miała zmazać hańbę traktatu z Buczacza. Teraz wreszcie król </text:span><text:soft-page-break/><text:span text:style-name="T1">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text:span><text:span text:style-name="T1">oburzenie z powodu warunków rozejmu. Rozumiano wszakże, że szczupłość wojska przyczyną ciężkich terminów była, które na Rzeczpospolitą spadły. Rzekł tedy pan Starczyński:</text:span></text:p>
      <text:p text:style-name="Dialog">- Ciekawym, jakie wojska na wiosnę wystawi pan hetman. Lepszym nam trzeba zakończyć tę wojnę niż tymże rozejmem.</text:p>
      <text:p text:style-name="Dialog">- Rzeczpospolita hetmana wesprzeć winna. Dla całego narodu wstyd wielki, traktat taki – dodał pan Ostrowski.</text:p>
      <text:p text:style-name="Dialog">- Rzeczpospolita wesprze, jeśli król i hetman na Sejmie razem konstytucje ku obronie, ku wzmocnieniu wojska promować będą.</text:p>
      <text:p text:style-name="Dialog">- Teraz, gdy już się pan hetman z królem jegomością dorozumieli, to i konstytucję razem powezmą? – dopytywał się pan Ostrowski, mało dotychczas na polityce się wyznający.</text:p>
      <text:p text:style-name="Dialog">-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Dialog">- A przecież król tych pieniędzy w cholewę nie wkłada, jeno że szlachta wolno podatki płaci.</text:p>
      <text:p text:style-name="Dialog">- Zawsze to już tak w Rzeczypospolitej było, że hetmani wpierw swoje łożyć musieli, aby wojsko na wojnę naszykować.</text:p>
      <text:p text:style-name="Dialog">- Ale nam teraz już dwie ćwierci skarb zalega. Już towarzysze sarkają.</text:p>
      <text:p text:style-name="Dialog">- Towarzysze niech nie sarkają, bo to hetmana głowa w tym, aby wojsku żołd wyszykować. Niech tam się pan hetman z królem znosi, nam nic do tego.</text:p>
      <text:p text:style-name="Dialog"/>
      <text:p text:style-name="Dialog"/>
      <text:p text:style-name="Dialog">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6">ę</text:span><text:span text:style-name="T8"> Wis</text:span><text:span text:style-name="T6">ł</text:span><text:span text:style-name="T8">y, wolno posuwali si</text:span><text:span text:style-name="T6">ę</text:span><text:span text:style-name="T8"> b</text:span><text:span text:style-name="T6">ł</text:span><text:span text:style-name="T8">otnistymi drogami w</text:span><text:span text:style-name="T6">ś</text:span><text:span text:style-name="T8">r</text:span><text:span text:style-name="T6">ó</text:span><text:span text:style-name="T8">d coraz wi</text:span><text:span text:style-name="T6">ę</text:span><text:span text:style-name="T8">kszej jesiennej pluchy, a</text:span><text:span text:style-name="T6">ż</text:span><text:span text:style-name="T8"> dojechali do Gr</text:span><text:span text:style-name="T6">ó</text:span><text:span text:style-name="T8">jca. Tam przeprawili si</text:span><text:span text:style-name="T6">ę</text:span><text:span text:style-name="T8"> przez Wis</text:span><text:span text:style-name="T6">łę</text:span><text:span text:style-name="T8">, a nast</text:span><text:span text:style-name="T6">ę</text:span><text:span text:style-name="T8">pnie przyjaciele rozstali si</text:span><text:span text:style-name="T6">ę aby udać się każdy w swoje rodzinne strony.</text:span></text:p>
      <text:p text:style-name="P6"/>
      <text:p text:style-name="P7">* <text:s/>* <text:s/>*</text:p>
      <text:p text:style-name="P6"/>
      <text:p text:style-name="P6">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6">ść</text:span> pot<text:span text:style-name="T6">ęż</text:span>nie zbudowany m<text:span text:style-name="T6">ęż</text:span>czyzna w <text:span text:style-name="T6">ś</text:span>rednim wieku, kt<text:span text:style-name="T6">ó</text:span>rego d<text:span text:style-name="T6">ł</text:span>ugie czarne w<text:span text:style-name="T6">ł</text:span>osy ju<text:span text:style-name="T6">ż</text:span> zaczyna<text:span text:style-name="T6">ła przyprószać siwizna, </text:span>siedzia<text:span text:style-name="T6">ł</text:span> w fotelu przy piecu w wielkiej sali i czyta<text:span text:style-name="T6">ł</text:span> list od krewnego, Krzysztofa Paca, kanclerza litewskiego. „Ilustrissime”, pisa<text:span text:style-name="T6">ł</text:span> do hetmana kanclerz, „pomnij zawsze dobra ojczyzny naszej, <text:span text:style-name="T6">ś</text:span>wi<text:span text:style-name="T6">ę</text:span>tej Litwy. Dobrze si<text:span text:style-name="T6">ę</text:span> sta<text:span text:style-name="T6">ł</text:span>o, <text:span text:style-name="T6">ż</text:span>e nie nara<text:span text:style-name="T6">ż</text:span>a<text:span text:style-name="T6">ł</text:span>e<text:span text:style-name="T6">ś</text:span> Wasza Dostojno<text:span text:style-name="T6">ść</text:span> wojsk <text:soft-page-break/>litewskich w ostatniej awanturze dostojnego hetmana wielkiego koronnego. Jak nam donosz<text:span text:style-name="T6">ą</text:span>, swoich wojsk prawie po<text:span text:style-name="T6">ł</text:span>ow<text:span text:style-name="T6">ę</text:span> straci<text:span text:style-name="T6">ł</text:span>. Tatara pogoni<text:span text:style-name="T6">ł</text:span>, lecz Tatar ojczy<text:span text:style-name="T6">ź</text:span>nie naszej krzywd wyrz<text:span text:style-name="T6">ą</text:span>dzi<text:span text:style-name="T6">ć</text:span> nie mo<text:span text:style-name="T6">ż</text:span>e, gdy<text:span text:style-name="T6">ż</text:span> sam Stworzyciel nas od tego naje<text:span text:style-name="T6">ź</text:span>d<text:span text:style-name="T6">ź</text:span>cy puszczami i bezdro<text:span text:style-name="T6">ż</text:span>ami oddzieli<text:span text:style-name="T6">ł</text:span>...”. Bagna Pi<text:span text:style-name="T6">ń</text:span>szczyzny dla takiej jazdy jak tatarska nie s<text:span text:style-name="T6">ą</text:span> przeszkod<text:span text:style-name="T6">ą</text:span>, zamy<text:span text:style-name="T6">ś</text:span>li<text:span text:style-name="T6">ł</text:span> si<text:span text:style-name="T6">ę</text:span> hetman. Ale czyta<text:span text:style-name="T6">ł</text:span> dalej „W roku nast<text:span text:style-name="T6">ę</text:span>pnym ja<text:span text:style-name="T6">śnie wielmożny pan </text:span>hetman na Turka nast<text:span text:style-name="T6">ę</text:span>powa<text:span text:style-name="T6">ć</text:span> zapewne zamierzy. Pomaga<text:span text:style-name="T6">ć</text:span> mu nie trzeba, niech si<text:span text:style-name="T6">ę</text:span> Korona sama z Turkiem znosi.” Hetman litewski spodziewa<text:span text:style-name="T6">ł</text:span> si<text:span text:style-name="T6">ę</text:span> takich s<text:span text:style-name="T6">łó</text:span>w od swego krewnego, jednak bezpo<text:span text:style-name="T6">ś</text:span>rednio<text:span text:style-name="T6">ść</text:span> kanclerza by<text:span text:style-name="T6">ł</text:span>a do<text:span text:style-name="T6">ść</text:span> zadziwiaj<text:span text:style-name="T6">ą</text:span>ca. „Przeto zaklinam ci<text:span text:style-name="T6">ę</text:span>, bracie, w imi<text:span text:style-name="T6">ę</text:span> <text:span text:style-name="T6">ś</text:span>wi<text:span text:style-name="T6">ę</text:span>tego Kazimierza i <text:span text:style-name="T6">ś</text:span>wi<text:span text:style-name="T6">ę</text:span>tego Krzysztofa, patron<text:span text:style-name="T6">ó</text:span>w Wilna, miasta kt<text:span text:style-name="T6">ó</text:span>re<text:span text:style-name="T6">ż</text:span>e<text:span text:style-name="T6">ś</text:span> nak<text:span text:style-name="T6">ł</text:span>adem krwie w<text:span text:style-name="T6">ł</text:span>asnej odzyska<text:span text:style-name="T6">ł, nie marnuj więcej krwi litewskiej dla próżnej chwały wojennej, która też nie tobie przypadnie.</text:span>” Tak, wojskom koronnym przewagi zapewnia<text:span text:style-name="T6">ć</text:span> nie le<text:span text:style-name="T6">ż</text:span>a<text:span text:style-name="T6">ł</text:span>o w interesie ani Litwy, ani rodu Pac<text:span text:style-name="T6">ó</text:span>w, pomy<text:span text:style-name="T6">ś</text:span>la<text:span text:style-name="T6">ł</text:span> pan hetman. Korona poradzi sobie na pewno i tak, jak zawsze sobie radzi<text:span text:style-name="T6">ł</text:span>a. Sobieski b<text:span text:style-name="T6">ę</text:span>dzie oburzony, jednak kr<text:span text:style-name="T6">ó</text:span>l na pewno zrozumie argumenty litewskich<text:span text:style-name="T15"> magnat</text:span><text:span text:style-name="T13">ó</text:span><text:span text:style-name="T15">w, a jak nie, to go ma</text:span><text:span text:style-name="T13">łż</text:span><text:span text:style-name="T15">onka przekona</text:span>. R<text:span text:style-name="T6">ó</text:span>wnie<text:span text:style-name="T6">ż</text:span> szlachta nie <text:span text:style-name="T14">poprze</text:span> ewentualnych pretensji Sobieskiego – Micha<text:span text:style-name="T6">ł Pac był od czasu konfederacji gołębiewskiej pewien poparcia szlachty dla stronnictwa habsburskiego.</text:span></text:p>
      <text:p text:style-name="P6"><text:span text:style-name="T6"/></text:p>
      <text:p text:style-name="P7"><text:span text:style-name="T6">* <text:s/>* <text:s/>*</text:span></text:p>
      <text:p text:style-name="Dialog"/>
      <text:p text:style-name="Dialog">TODO: przyjazd Ostrowskiego w rodzinne strony, podziw dla hetmana za zwycięstwo, agitacja</text:p>
      <text:p text:style-name="P1"/>
      <text:p text:style-name="P1">Pan Stefan Ostrowski wraz z pocztowym swym, Wi<text:span text:style-name="T6">ś</text:span><text:span text:style-name="T8">niewskim, wjechali w po</text:span><text:span text:style-name="T6">ł</text:span><text:span text:style-name="T8">owie listopada triumfalnie do rodzinnego za</text:span><text:span text:style-name="T6">ś</text:span><text:span text:style-name="T8">cianka. Prowadzili kilka zdobytych na Tatarach konik</text:span><text:span text:style-name="T6">ó</text:span><text:span text:style-name="T8">w, w wszystkie mia</text:span><text:span text:style-name="T6">ł</text:span><text:span text:style-name="T8">y sakwy dobrem wy</text:span><text:span text:style-name="T6">ł</text:span><text:span text:style-name="T8">adowane. Naszym dzielnym wojakom nie tylko uda</text:span><text:span text:style-name="T6">ł</text:span><text:span text:style-name="T8">o si</text:span><text:span text:style-name="T6">ę</text:span><text:span text:style-name="T8"> z namiot</text:span><text:span text:style-name="T6">ó</text:span><text:span text:style-name="T8">w starszyzny tatarskiej co nieco zdoby</text:span><text:span text:style-name="T6">ć</text:span><text:span text:style-name="T8">, ale te</text:span><text:span text:style-name="T6">ż</text:span><text:span text:style-name="T8"> dobro z</text:span><text:span text:style-name="T6">ł</text:span><text:span text:style-name="T8">upione <text:s/>na nieszcz</text:span><text:span text:style-name="T6">ę</text:span><text:span text:style-name="T8">snej Sanotczy</text:span><text:span text:style-name="T6">ź</text:span><text:span text:style-name="T8">nie przez Tatar</text:span><text:span text:style-name="T6">ó</text:span><text:span text:style-name="T8">w nie zawsze wraca</text:span><text:span text:style-name="T6">ł</text:span><text:span text:style-name="T8">o do poprzednich w</text:span><text:span text:style-name="T6">ł</text:span><text:span text:style-name="T8">a</text:span><text:span text:style-name="T6">ś</text:span><text:span text:style-name="T8">cicieli, gdy</text:span><text:span text:style-name="T6">ż</text:span><text:span text:style-name="T8"> ci ju</text:span><text:span text:style-name="T6">ż</text:span><text:span text:style-name="T8"> na lepszym </text:span><text:span text:style-name="T6">ś</text:span><text:span text:style-name="T8">wiecie przebywający doczesnych zbytk</text:span><text:span text:style-name="T6">ó</text:span><text:span text:style-name="T8">w nie potrzebowali. Z wielk</text:span><text:span text:style-name="T6">ą</text:span><text:span text:style-name="T8"> nadziej</text:span><text:span text:style-name="T6">ą</text:span><text:span text:style-name="T8"> oczekiwa</text:span><text:span text:style-name="T6">ł</text:span><text:span text:style-name="T8"> pan Stefan przysz</text:span><text:span text:style-name="T6">ł</text:span><text:span text:style-name="T8">ej kampanii, </text:span><text:span text:style-name="T6">ż</text:span><text:span text:style-name="T8">e </text:span><text:span text:style-name="T8">w cztery konie mo</text:span><text:span text:style-name="T6">ż</text:span><text:span text:style-name="T8">e nawet wyst</text:span><text:span text:style-name="T6">ą</text:span><text:span text:style-name="T8">pi, i wspomina</text:span><text:span text:style-name="T6">ł</text:span><text:span text:style-name="T8"> te</text:span><text:span text:style-name="T6">ż</text:span><text:span text:style-name="T8"> </text:span><text:span text:style-name="T6">ł</text:span><text:span text:style-name="T8">askawe s</text:span><text:span text:style-name="T6">ł</text:span><text:span text:style-name="T8">owa hetmana Sobieskiego spod Niemirowa. </text:span></text:p>
      <text:p text:style-name="P1"><text:span text:style-name="T8">Radosne by</text:span><text:span text:style-name="T6">ł</text:span><text:span text:style-name="T8">o powitanie w za</text:span><text:span text:style-name="T6">ś</text:span><text:span text:style-name="T8">cianku Ostrowskich pocztu pana Stefana. Drugi jego pocztowy, Pietrek, wr</text:span><text:span text:style-name="T6">ó</text:span><text:span text:style-name="T8">ci</text:span><text:span text:style-name="T6">ł</text:span><text:span text:style-name="T8"> tydzie</text:span><text:span text:style-name="T6">ń</text:span><text:span text:style-name="T8"> wcze</text:span><text:span text:style-name="T6">ś</text:span><text:span text:style-name="T8">niej, z gor</text:span><text:span text:style-name="T6">ą</text:span><text:span text:style-name="T8">czki uzdrowion cudown</text:span><text:span text:style-name="T6">ą</text:span><text:span text:style-name="T8"> moc</text:span><text:span text:style-name="T6">ą</text:span><text:span text:style-name="T8"> sanktuarium w Krasnobrodzie. Cud ten wspomo</text:span><text:span text:style-name="T6">ż</text:span><text:span text:style-name="T8">ony zosta</text:span><text:span text:style-name="T6">ł</text:span><text:span text:style-name="T8"> z</text:span><text:span text:style-name="T6">ł</text:span><text:span text:style-name="T8">otym dukatem, kt</text:span><text:span text:style-name="T6">ó</text:span><text:span text:style-name="T8">ry z </text:span><text:span text:style-name="T6">ł</text:span><text:span text:style-name="T8">up</text:span><text:span text:style-name="T6">ó</text:span><text:span text:style-name="T8">w zdobytych na Kozakach usieczonych pod Niemirowem da</text:span><text:span text:style-name="T6">ł</text:span><text:span text:style-name="T8"> Pietrkowi na drog</text:span><text:span text:style-name="T6">ę</text:span><text:span text:style-name="T8"> pan Stefan, a kt</text:span><text:span text:style-name="T6">ó</text:span><text:span text:style-name="T8">ry to dukat zapewni</text:span><text:span text:style-name="T6">ł</text:span><text:span text:style-name="T8"> w Krasnobrodzie choremu kilka dni w dobrze opalanej izbie i w ciep</text:span><text:span text:style-name="T6">ł</text:span><text:span text:style-name="T8">ym </text:span><text:span text:style-name="T6">ł</text:span><text:span text:style-name="T8">o</text:span><text:span text:style-name="T6">ż</text:span><text:span text:style-name="T8">u. </text:span></text:p>
      <text:p text:style-name="P1"><text:span text:style-name="T8">Ciekawi wszyscy byli wie</text:span><text:span text:style-name="T6">ś</text:span><text:span text:style-name="T8">ci z wojny, bo i tutaj s</text:span><text:span text:style-name="T6">ł</text:span><text:span text:style-name="T8">yszano o ostatnich przewagach wojsk polskich, ma</text:span><text:span text:style-name="T6">ł</text:span><text:span text:style-name="T8">o weteran</text:span><text:span text:style-name="T6">ó</text:span><text:span text:style-name="T8">w jeszcze w te okolice z wojny wr</text:span><text:span text:style-name="T6">ó</text:span><text:span text:style-name="T8">ci</text:span><text:span text:style-name="T6">ł</text:span><text:span text:style-name="T8">o. Pan Stefan za</text:span><text:span text:style-name="T6">ś</text:span><text:span text:style-name="T8"> przyjechawszy nic nie m</text:span><text:span text:style-name="T6">ó</text:span><text:span text:style-name="T8">wi</text:span><text:span text:style-name="T6">ł</text:span><text:span text:style-name="T8">, tylko ogarn</text:span><text:span text:style-name="T6">ął</text:span><text:span text:style-name="T8"> si</text:span><text:span text:style-name="T6">ę, a gdy do wieczerzy siadano, na ławy zielono malowane, co za stołem stały, rzucił kilimki zdobne, które zamożniejszym Tatarom do modlitwy służyły, zanim pod Petranką w chrześcijańskie ręce przeszły.</text:span></text:p>
      <text:p text:style-name="P1"/>
      <text:list xml:id="list40607088" text:continue-numbering="true" text:style-name="Outline">
        <text:list-item>
          <text:h text:style-name="P10" text:outline-level="1"/>
        </text:list-item>
      </text:list>
      <text:p text:style-name="P8">Z pocz<text:span text:style-name="T6">ą</text:span><text:span text:style-name="T8">tkiem lutego, na </text:span><text:span text:style-name="T6">ś</text:span><text:span text:style-name="T8">wi</text:span><text:span text:style-name="T6">ę</text:span><text:span text:style-name="T8">to Matki Boskiej, zjecha</text:span><text:span text:style-name="T6">ł</text:span><text:span text:style-name="T8"> do Ostrowskich z niespodziewan</text:span><text:span text:style-name="T6">ą</text:span><text:span text:style-name="T8"> wizyt</text:span><text:span text:style-name="T6">ą</text:span><text:span text:style-name="T8"> pan Starczy</text:span><text:span text:style-name="T6">ń</text:span><text:span text:style-name="T8">ski. W saniach sporo g</text:span><text:span text:style-name="T6">ą</text:span><text:span text:style-name="T8">siork</text:span><text:span text:style-name="T6">ó</text:span><text:span text:style-name="T8">w z przednim miodem przywi</text:span><text:span text:style-name="T6">ó</text:span><text:span text:style-name="T8">z</text:span><text:span text:style-name="T6">ł</text:span><text:span text:style-name="T8">, przeto za</text:span><text:span text:style-name="T6">ś</text:span><text:span text:style-name="T8">cianek nie na sucho wys</text:span><text:span text:style-name="T6">ł</text:span><text:span text:style-name="T8">uchiwa</text:span><text:span text:style-name="T6">ł</text:span><text:span text:style-name="T8"> relacji towarzysza pancernego o walkach z Tatarami. Pan Starczy</text:span><text:span text:style-name="T6">ń</text:span><text:span text:style-name="T8">ski jednak nie przewagi </text:span><text:soft-page-break/><text:span text:style-name="T8">swe </text:span><text:span text:style-name="T6">ś</text:span><text:span text:style-name="T8">wie</text:span><text:span text:style-name="T6">ż</text:span><text:span text:style-name="T8">e przyjecha</text:span><text:span text:style-name="T6">ł</text:span><text:span text:style-name="T8"> wspomina</text:span><text:span text:style-name="T6">ć</text:span><text:span text:style-name="T8">, jeno wyci</text:span><text:span text:style-name="T6">ą</text:span><text:span text:style-name="T8">gn</text:span><text:span text:style-name="T6">ąć</text:span><text:span text:style-name="T8"> chcia</text:span><text:span text:style-name="T6">ł</text:span><text:span text:style-name="T8"> Stefana Ostrowskiego do Warszawy, aby razem Sejmowi si</text:span><text:span text:style-name="T6">ę</text:span><text:span text:style-name="T8"> przyjrze</text:span><text:span text:style-name="T6">ć</text:span><text:span text:style-name="T8">. </text:span></text:p>
      <text:p text:style-name="P8"><text:span text:style-name="T8">W drugim tygodniu lutego pojechali zatem razem do Warszawy. Zatrzymawszy si</text:span><text:span text:style-name="T6">ę</text:span><text:span text:style-name="T8"> w jakiej</text:span><text:span text:style-name="T6">ś</text:span><text:span text:style-name="T8"> karczmie na Powi</text:span><text:span text:style-name="T6">ś</text:span><text:span text:style-name="T8">lu, jeszcze popo</text:span><text:span text:style-name="T6">ł</text:span><text:span text:style-name="T8">udniem tego dnia udali si</text:span><text:span text:style-name="T6">ę</text:span><text:span text:style-name="T8"> do Zamku Kr</text:span><text:span text:style-name="T6">ó</text:span><text:span text:style-name="T8">lewskiego i weszli na galeri</text:span><text:span text:style-name="T6">ę</text:span><text:span text:style-name="T8"> publiczno</text:span><text:span text:style-name="T6">ś</text:span><text:span text:style-name="T8">ci w izbie poselskiej. W</text:span><text:span text:style-name="T6">ł</text:span><text:span text:style-name="T8">a</text:span><text:span text:style-name="T6">ś</text:span><text:span text:style-name="T8">nie ko</text:span><text:span text:style-name="T6">ń</text:span><text:span text:style-name="T8">czy</text:span><text:span text:style-name="T6">ł</text:span><text:span text:style-name="T8">a swoj</text:span><text:span text:style-name="T6">ą</text:span><text:span text:style-name="T8"> przemow</text:span><text:span text:style-name="T6">ę</text:span><text:span text:style-name="T8"> pani Kuniecka, kt</text:span><text:span text:style-name="T6">ó</text:span><text:span text:style-name="T8">ra, cho</text:span><text:span text:style-name="T6">ć</text:span><text:span text:style-name="T8"> pos</text:span><text:span text:style-name="T6">ł</text:span><text:span text:style-name="T8">em nie b</text:span><text:span text:style-name="T6">ę</text:span><text:span text:style-name="T8">d</text:span><text:span text:style-name="T6">ą</text:span><text:span text:style-name="T8">c, wa</text:span><text:span text:style-name="T6">ż</text:span><text:span text:style-name="T8">n</text:span><text:span text:style-name="T6">ą</text:span><text:span text:style-name="T8"> i aktualn</text:span><text:span text:style-name="T6">ą</text:span><text:span text:style-name="T8"> spraw</text:span><text:span text:style-name="T6">ę</text:span><text:span text:style-name="T8"> przed izb</text:span><text:span text:style-name="T6">ę</text:span><text:span text:style-name="T8"> wnosi</text:span><text:span text:style-name="T6">ł</text:span><text:span text:style-name="T8">a.</text:span></text:p>
      <text:list xml:id="list2029653457253808145" text:style-name="L1">
        <text:list-item>
          <text:p text:style-name="P16"><text:span text:style-name="T8">jako </text:span><text:span text:style-name="T6">ż</text:span><text:span text:style-name="T8">e ju</text:span><text:span text:style-name="T6">ż</text:span><text:span text:style-name="T8"> od pi</text:span><text:span text:style-name="T6">ę</text:span><text:span text:style-name="T8">ciu s</text:span><text:span text:style-name="T6">ą</text:span><text:span text:style-name="T8">d</text:span><text:span text:style-name="T6">ó</text:span><text:span text:style-name="T8">w mam wyroki, a przez lata czekam na napraw</text:span><text:span text:style-name="T6">ę</text:span><text:span text:style-name="T8"> tego bezprawia nies</text:span><text:span text:style-name="T6">ł</text:span><text:span text:style-name="T8">ychanego od Waszej Dostojno</text:span><text:span text:style-name="T6">ś</text:span><text:span text:style-name="T8">ci. Teraz wnosz</text:span><text:span text:style-name="T6">ę</text:span><text:span text:style-name="T8">, by Sejm mo</text:span><text:span text:style-name="T6">ś</text:span><text:span text:style-name="T8">ci Wojewod</text:span><text:span text:style-name="T6">ę</text:span><text:span text:style-name="T8"> do zwrotu tych ch</text:span><text:span text:style-name="T6">ł</text:span><text:span text:style-name="T8">op</text:span><text:span text:style-name="T6">ó</text:span><text:span text:style-name="T8">w mych do niego zbieg</text:span><text:span text:style-name="T6">ł</text:span><text:span text:style-name="T8">ych zmusi</text:span><text:span text:style-name="T6">ł</text:span><text:span text:style-name="T8">, prawa w tej Rzeczypospolitej i dla Wojewody i dla zwyk</text:span><text:span text:style-name="T6">ł</text:span><text:span text:style-name="T8">ych obywateli jednakie, a w mej osobie prawa Rzeczypospolitej s</text:span><text:span text:style-name="T6">ą</text:span><text:span text:style-name="T8"> tak d</text:span><text:span text:style-name="T6">ł</text:span><text:span text:style-name="T8">ugo deptane...</text:span></text:p>
        </text:list-item>
      </text:list>
      <text:p text:style-name="Dialog"><text:span text:style-name="T8">Tu przerwa</text:span><text:span text:style-name="T6">ł</text:span><text:span text:style-name="T8"> jejmo</text:span><text:span text:style-name="T6">ś</text:span><text:span text:style-name="T8">ci ksi</text:span><text:span text:style-name="T6">ążę</text:span><text:span text:style-name="T8"> podkancle</text:span><text:span text:style-name="T6">rzy:</text:span></text:p>
      <text:list xml:id="list40599653" text:continue-numbering="true" text:style-name="L1">
        <text:list-item>
          <text:p text:style-name="P18">Wa<text:span text:style-name="T6">ć</text:span>pani racz od<text:span text:style-name="T6">ł</text:span>o<text:span text:style-name="T6">ż</text:span>y<text:span text:style-name="T6">ć</text:span> te sprawy na sejm p<text:span text:style-name="T6">óź</text:span>niejszy, teraz radzimy w obronie Rzeczypospolitej, nie przeszkadzaj nam Wasza Mo<text:span text:style-name="T6">ść</text:span>, bo wostatku ka<text:span text:style-name="T6">żę</text:span> wyprowadzi<text:span text:style-name="T6">ć</text:span></text:p>
        </text:list-item>
        <text:list-item>
          <text:p text:style-name="P18">Co mi po tej obronie? Samowola Pana Wojewody za ord<text:span text:style-name="T6">ę</text:span> mi stanie...</text:p>
        </text:list-item>
      </text:list>
      <text:p text:style-name="P17">Przys<text:span text:style-name="T6">ł</text:span>uchuj<text:span text:style-name="T6">ą</text:span>cy si<text:span text:style-name="T6">ę</text:span> tej debacie pose<text:span text:style-name="T6">ł</text:span> cesarski Stom pochyli<text:span text:style-name="T6">ł</text:span> si<text:span text:style-name="T6">ę</text:span> do s<text:span text:style-name="T6">ą</text:span>siada, pos<text:span text:style-name="T6">ł</text:span>a francuskiego, pana de Bethune, i rzek<text:span text:style-name="T6">ł</text:span> po <text:span text:style-name="T6">ł</text:span>acinie:</text:p>
      <text:list xml:id="list223019470838658134" text:style-name="L3">
        <text:list-item>
          <text:p text:style-name="P19">gdyby kr<text:span text:style-name="T6">ó</text:span>l waszmo<text:span text:style-name="T6">ś</text:span>ci swego osma<text:span text:style-name="T6">ń</text:span>skiego sojusznika wesprze<text:span text:style-name="T6">ć</text:span> chcia<text:span text:style-name="T6">ł</text:span> obron<text:span text:style-name="T6">ę</text:span> tego kr<text:span text:style-name="T6">ó</text:span>lestwa <text:span text:style-name="T6">paraliżując</text:span>, lepszego sposobu by nie znalaz<text:span text:style-name="T6">ł</text:span>...</text:p>
        </text:list-item>
        <text:list-item>
          <text:p text:style-name="P19">Nie na Warszaw<text:span text:style-name="T6">ę</text:span> maszeruj<text:span text:style-name="T6">ą</text:span>ce wojska tureckie widzia<text:span text:style-name="T6">ł</text:span>by ch<text:span text:style-name="T6">ę</text:span>tnie m<text:span text:style-name="T6">ó</text:span>j pan, nie tajemnica to – odrzek<text:span text:style-name="T6">ł</text:span> de Bethune, namy<text:span text:style-name="T6">ś</text:span>laj<text:span text:style-name="T6">ą</text:span>c si<text:span text:style-name="T6">ę</text:span> nad sugesti<text:span text:style-name="T6">ą</text:span> zawart<text:span text:style-name="T6">ą</text:span> w s<text:span text:style-name="T6">ł</text:span>owach Stoma. Czy cesarz ju<text:span text:style-name="T6">ż</text:span> wp<text:span text:style-name="T6">ł</text:span>ywa w ten spos<text:span text:style-name="T6">ó</text:span>b na polityk<text:span text:style-name="T6">ę</text:span> Rzeczypospolitej? </text:p>
        </text:list-item>
      </text:list>
      <text:p text:style-name="Text_20_body"><text:span text:style-name="T1">Sejm obradowa</text:span><text:span text:style-name="T7">ł</text:span><text:span text:style-name="T9"> dalej, chc</text:span><text:span text:style-name="T7">ą</text:span><text:span text:style-name="T9">c nie chc</text:span><text:span text:style-name="T7">ą</text:span><text:span text:style-name="T9">c,</text:span><text:span text:style-name="T8"> </text:span><text:span text:style-name="T9">spraw</text:span><text:span text:style-name="T7">ą</text:span><text:span text:style-name="T9"> zbieg</text:span><text:span text:style-name="T7">ł</text:span><text:span text:style-name="T9">ych ch</text:span><text:span text:style-name="T7">ł</text:span><text:span text:style-name="T9">op</text:span><text:span text:style-name="T7">ó</text:span><text:span text:style-name="T9">w pani Kunieckiej. Wreszcie winnego wojewod</text:span><text:span text:style-name="T7">ę</text:span><text:span text:style-name="T9"> ujawniono i ukarano: zap</text:span><text:span text:style-name="T7">ł</text:span><text:span text:style-name="T9">aci</text:span><text:span text:style-name="T7">ł</text:span><text:span text:style-name="T9"> 2000 z</text:span><text:span text:style-name="T7">ł</text:span><text:span text:style-name="T9">otych od razu i zosta</text:span><text:span text:style-name="T7">ł</text:span><text:span text:style-name="T9"> zobowiązany do wydania jednego zbieg</text:span><text:span text:style-name="T7">ł</text:span><text:span text:style-name="T9">ego ch</text:span><text:span text:style-name="T7">ł</text:span><text:span text:style-name="T9">opa. Ten akt wyczerpa</text:span><text:span text:style-name="T7">ł</text:span><text:span text:style-name="T9"> si</text:span><text:span text:style-name="T7">ł</text:span><text:span text:style-name="T9">y pos</text:span><text:span text:style-name="T7">łó</text:span><text:span text:style-name="T9">w i na dzie</text:span><text:span text:style-name="T7">ń</text:span><text:span text:style-name="T9"> dzisiejszy obrady zako</text:span><text:span text:style-name="T7">ń</text:span><text:span text:style-name="T9">czono. </text:span></text:p>
      <text:p text:style-name="P1"/>
      <text:p text:style-name="P1"/>
      <text:p text:style-name="P1"/>
      <text:p text:style-name="P1">Pan hetman z pos<text:span text:style-name="T6">ł</text:span><text:span text:style-name="T8">em de Bethune zbli</text:span><text:span text:style-name="T6">ż</text:span><text:span text:style-name="T8">ali si</text:span><text:span text:style-name="T6">ę</text:span><text:span text:style-name="T8"> do Jaworowa. Pa</text:span><text:span text:style-name="T6">ł</text:span><text:span text:style-name="T8">ac Sobieskich </text:span><text:span text:style-name="T6">ś</text:span><text:span text:style-name="T8">wie</text:span><text:span text:style-name="T6">ż</text:span><text:span text:style-name="T8">o odbudowany po zniszczeniach, jakich dozna</text:span><text:span text:style-name="T6">ł</text:span><text:span text:style-name="T8"> od konfederat</text:span><text:span text:style-name="T6">ó</text:span><text:span text:style-name="T8">w go</text:span><text:span text:style-name="T6">łą</text:span><text:span text:style-name="T8">bskich wy</text:span><text:span text:style-name="T6">ł</text:span><text:span text:style-name="T8">oni</text:span><text:span text:style-name="T6">ł</text:span><text:span text:style-name="T8"> si</text:span><text:span text:style-name="T6">ę</text:span><text:span text:style-name="T8"> biel</text:span><text:span text:style-name="T6">ą</text:span><text:span text:style-name="T8"> swoich </text:span><text:span text:style-name="T6">ś</text:span><text:span text:style-name="T8">cian zza zakr</text:span><text:span text:style-name="T6">ę</text:span><text:span text:style-name="T8">tu alei.</text:span></text:p>
      <text:p text:style-name="Dialog"><text:span text:style-name="T8">- ach, nigdy jeszcze nie widzia</text:span><text:span text:style-name="T6">ł</text:span><text:span text:style-name="T8">em tak pi</text:span><text:span text:style-name="T6">ę</text:span><text:span text:style-name="T8">knie uszykowanego i tak du</text:span><text:span text:style-name="T6">ż</text:span><text:span text:style-name="T8">ego stosu paliwa – powiedzia</text:span><text:span text:style-name="T6">ł</text:span><text:span text:style-name="T8"> pan Bethune na widok drewnianego pa</text:span><text:span text:style-name="T6">ł</text:span><text:span text:style-name="T8">acu.</text:span></text:p>
      <text:p text:style-name="P1"/>
      <text:p text:style-name="P1"/>
      <text:list xml:id="list8028800028770525125" text:style-name="L2">
        <text:list-item>
          <text:p text:style-name="P20">Przecie<text:span text:style-name="T6">ż</text:span><text:span text:style-name="T8"> jego wielmożność hetman litewski pobo</text:span><text:span text:style-name="T6">ż</text:span><text:span text:style-name="T8">ny wielce...</text:span></text:p>
        </text:list-item>
        <text:list-item>
          <text:p text:style-name="P20"><text:span text:style-name="T8">Pobo</text:span><text:span text:style-name="T6">ż</text:span><text:span text:style-name="T8">ny nie znaczy zbawiony – odpar</text:span><text:span text:style-name="T6">ł</text:span><text:span text:style-name="T8"> biskup</text:span></text:p>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ialog" style:family="paragraph" style:parent-style-name="Standard" style:default-outline-level="" style:list-style-name="">
      <style:paragraph-properties fo:margin-top="0cm" fo:margin-bottom="0cm"/>
      <style:text-properties fo:language="pl" fo:country="PL"/>
    </style:style>
    <style:style style:name="List_20_Bullet" style:display-name="List Bullet" style:family="paragraph" style:parent-style-name="Standard" style:default-outline-level="" style:list-style-nam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Rozdział " style:num-format="I" text:start-value="2">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266</meta:editing-cycles>
    <meta:creation-date>2014-08-22T08:05:00</meta:creation-date>
    <dc:date>2014-12-26T20:45:52.27</dc:date>
    <meta:editing-duration>P3DT10H14M6S</meta:editing-duration>
    <meta:generator>OpenOffice/4.1.1$Win32 OpenOffice.org_project/411m6$Build-9775</meta:generator>
    <meta:document-statistic meta:table-count="0" meta:image-count="0" meta:object-count="0" meta:page-count="22" meta:paragraph-count="221" meta:word-count="9409" meta:character-count="63924"/>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